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edc7" officeooo:paragraph-rsid="0015edc7"/>
    </style:style>
    <style:style style:name="P2" style:family="paragraph" style:parent-style-name="Standard">
      <style:text-properties officeooo:rsid="001737bb" officeooo:paragraph-rsid="001737bb"/>
    </style:style>
    <style:style style:name="P3" style:family="paragraph" style:parent-style-name="Standard">
      <style:text-properties officeooo:rsid="00191e36" officeooo:paragraph-rsid="00191e36"/>
    </style:style>
    <style:style style:name="P4" style:family="paragraph" style:parent-style-name="Standard">
      <style:text-properties officeooo:rsid="0019a4f9" officeooo:paragraph-rsid="0019a4f9"/>
    </style:style>
    <style:style style:name="P5" style:family="paragraph" style:parent-style-name="Standard">
      <style:text-properties officeooo:rsid="001cab42" officeooo:paragraph-rsid="001cab42"/>
    </style:style>
    <style:style style:name="P6" style:family="paragraph" style:parent-style-name="Standard">
      <style:text-properties officeooo:rsid="001cdcb5" officeooo:paragraph-rsid="001cdcb5"/>
    </style:style>
    <style:style style:name="P7" style:family="paragraph" style:parent-style-name="Standard">
      <style:text-properties officeooo:rsid="001d7e13" officeooo:paragraph-rsid="001d7e13"/>
    </style:style>
    <style:style style:name="T1" style:family="text">
      <style:text-properties officeooo:rsid="00191e36"/>
    </style:style>
    <style:style style:name="T2" style:family="text">
      <style:text-properties officeooo:rsid="0019a4f9"/>
    </style:style>
    <style:style style:name="T3" style:family="text">
      <style:text-properties officeooo:rsid="001cdcb5"/>
    </style:style>
    <style:style style:name="T4" style:family="text">
      <style:text-properties officeooo:rsid="001d7e13"/>
    </style:style>
    <style:style style:name="T5" style:family="text">
      <style:text-properties officeooo:rsid="00227d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cas : Chef de projet et PPO (proxy product owner) spécifié des besoin. Budjet, gestion de l’équipe.</text:p>
      <text:p text:style-name="P1"/>
      <text:p text:style-name="P1">Hugo : scrum Master : méthodologie agile. Développer backend tout ce qui est invisible a l’utilisateur. Language de programation : Java</text:p>
      <text:p text:style-name="P1"/>
      <text:p text:style-name="P1">Aurélien : Développer backend.</text:p>
      <text:p text:style-name="P1"/>
      <text:p text:style-name="P1">Titouan : Développer fullstack backend et Frontend : typescript</text:p>
      <text:p text:style-name="P1"/>
      <text:p text:style-name="P1">Mélissa : Développer Frontend</text:p>
      <text:p text:style-name="P1"/>
      <text:p text:style-name="P2">Kévin : Testeur : Il test globalement le fonctionnement de l’application</text:p>
      <text:p text:style-name="P2"/>
      <text:p text:style-name="P2">Kyllian : Architecte devops : Décide comment fabriqué l’application. Vu d’ensemble de comment fonctionne l’appli. <text:span text:style-name="T1">S’occupe de géré la configuration de l’application dans le cloud.</text:span></text:p>
      <text:p text:style-name="P2"/>
      <text:p text:style-name="P3">Ticket </text:p>
      <text:p text:style-name="P3">historique de modification des code.</text:p>
      <text:p text:style-name="P3">Socle du code avec différente branche</text:p>
      <text:p text:style-name="P1"><text:s/><text:span text:style-name="T2">Requette de merge (prendre une branche et le socle et les fusionnés)</text:span></text:p>
      <text:p text:style-name="P4">Traduction d’énumération </text:p>
      <text:p text:style-name="P5">HTML : Langage de balisage pour afficher les chose<text:span text:style-name="T3">s. ( ce qu’on veut)</text:span></text:p>
      <text:p text:style-name="P6">CS<text:span text:style-name="T5">S</text:span> : Language de programation pour la mise en page ( Du joli)</text:p>
      <text:p text:style-name="P6">topologie : <text:span text:style-name="T4">représentation d’un panneaux électrique sous forme d’arbre.</text:span></text:p>
      <text:p text:style-name="P7">Équipement : groupe de composants</text:p>
      <text:p text:style-name="P7">EPC-D/M : Paramètrage il lie les composants a la gatewai. Commisionner : Créer ou mettre a jour des infos d’un panneau electrique (chaque panneaux a une topologie)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3T09:51:49.719000000</meta:creation-date>
    <dc:date>2021-12-13T14:47:46.919000000</dc:date>
    <meta:editing-duration>PT7M19S</meta:editing-duration>
    <meta:editing-cycles>3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7" meta:word-count="184" meta:character-count="1182" meta:non-whitespace-character-count="1012"/>
  </office:meta>
</office:document-meta>
</file>